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 fo:background-color="#D9D9D9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4" style:family="table-cell" style:parent-style-name="_50_0_37__32_-_32_Accent1" style:data-style-name="N0">
      <style:table-cell-properties fo:background-color="#DDEBF7"/>
    </style:style>
    <style:style style:name="ce5" style:family="table-cell" style:parent-style-name="Neutral" style:data-style-name="N0">
      <style:table-cell-properties fo:background-color="#FFEB9C"/>
      <style:text-properties fo:color="#9C6500"/>
    </style:style>
    <style:style style:name="ce6" style:family="table-cell" style:parent-style-name="Bad" style:data-style-name="N0">
      <style:table-cell-properties fo:background-color="#FFC7CE"/>
      <style:text-properties fo:color="#9C0006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7.67291666666667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0.978958333333333cm"/>
    </style:style>
    <style:style style:name="co6" style:family="table-column">
      <style:table-column-properties fo:break-before="auto" style:column-width="7.35541666666667cm"/>
    </style:style>
    <style:style style:name="co7" style:family="table-column">
      <style:table-column-properties fo:break-before="auto" style:column-width="2.06375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2.40770833333333cm"/>
    </style:style>
    <style:style style:name="co11" style:family="table-column">
      <style:table-column-properties fo:break-before="auto" style:column-width="3.78354166666667cm"/>
    </style:style>
    <style:style style:name="co12" style:family="table-column">
      <style:table-column-properties fo:break-before="auto" style:column-width="3.65125cm"/>
    </style:style>
    <style:style style:name="co13" style:family="table-column">
      <style:table-column-properties fo:break-before="auto" style:column-width="3.889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rtedByLED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table:number-columns-repeated="2" table:style-name="ce3"/>
          <table:table-cell office:value-type="string" table:style-name="ce3">
            <text:p>TOPIC</text:p>
          </table:table-cell>
          <table:table-cell table:number-columns-repeated="4" table:style-name="ce3"/>
          <table:table-cell office:value-type="string" table:style-name="ce3">
            <text:p>OnState</text:p>
          </table:table-cell>
          <table:table-cell table:style-name="ce3"/>
          <table:table-cell office:value-type="string" table:style-name="ce3">
            <text:p>OffState</text:p>
          </table:table-cell>
          <table:table-cell table:number-columns-repeated="3" table:style-name="ce3"/>
          <table:table-cell table:number-columns-repeated="16371" table:style-name="ce2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/i3/classroom/glassDoor/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table:style-name="ce1"/>
          <table:table-cell office:value-type="string" table:style-name="ce1">
            <text:p>", 'offState': "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CLOS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/i3/classroom/glassDoor/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table:style-name="ce1"/>
          <table:table-cell office:value-type="string" table:style-name="ce1">
            <text:p>", 'offState': "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dooridor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dooridor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craft_room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craft_room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class_room_main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class_room_main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garageDoor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/i3/inside/commons/garageDoor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table:style-name="ce1"/>
          <table:table-cell office:value-type="string" table:style-name="ce1">
            <text:p>", 'offState': "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/i3/inside/commons/openevse/</text:p>
          </table:table-cell>
          <table:table-cell office:value-type="string" table:style-name="ce4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 'offState':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disconnect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e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e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hallway_light_1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hallway_light_1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hallway_light_2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hallway_light_2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small_bath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small_bath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media_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media_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classroom_front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classroom_front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number-rows-repeated="1048439" table:style-name="ro1">
          <table:table-cell table:number-columns-repeated="16384"/>
        </table:table-row>
      </table:table>
      <table:table table:name="SortedByNam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2" table:default-cell-style-name="ce1"/>
        <table:table-column table:style-name="co8" table:default-cell-style-name="ce1"/>
        <table:table-column table:style-name="co13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table:number-columns-repeated="2" table:style-name="ce3"/>
          <table:table-cell office:value-type="string" table:style-name="ce3">
            <text:p>TOPIC</text:p>
          </table:table-cell>
          <table:table-cell table:number-columns-repeated="4" table:style-name="ce3"/>
          <table:table-cell office:value-type="string" table:style-name="ce3">
            <text:p>OnState</text:p>
          </table:table-cell>
          <table:table-cell table:style-name="ce3"/>
          <table:table-cell office:value-type="string" table:style-name="ce3">
            <text:p>OffState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CLOS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garageDoor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/i3/inside/commons/openevse/</text:p>
          </table:table-cell>
          <table:table-cell office:value-type="string" table:style-name="ce4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 'offState':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disconnect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class_room_main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classroom_front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craft_room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dooridor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e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hallway_light_1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hallway_light_2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media_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5">
            <text:p>small_bath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class_room_main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classroom_front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craft_room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dooridor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e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hallway_light_1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hallway_light_2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media_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small_bath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/i3/classroom/glassDoor/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table:style-name="ce1"/>
          <table:table-cell office:value-type="string" table:style-name="ce1">
            <text:p>", 'offState': "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/i3/classroom/glassDoor/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table:style-name="ce1"/>
          <table:table-cell office:value-type="string" table:style-name="ce1">
            <text:p>", 'offState': "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/i3/inside/commons/garageDoor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table:style-name="ce1"/>
          <table:table-cell office:value-type="string" table:style-name="ce1">
            <text:p>", 'offState': "</text:p>
          </table:table-cell>
          <table:table-cell table:number-columns-repeated="16375"/>
        </table:table-row>
        <table:table-row table:number-rows-repeated="1048382" table:style-name="ro1">
          <table:table-cell table:number-columns-repeated="16384"/>
        </table:table-row>
      </table:table>
      <table:table table:name="extras" table:style-name="ta2">
        <table:table-column table:style-name="co1" table:number-columns-repeated="16384" table:default-cell-style-name="ce1"/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class_room_main_lights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classroom_front_lights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craft_room_lights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dooridor_lights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elab_light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hallway_light_1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hallway_light_2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media_lab_light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small_bath_light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class_room_main_lights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classroom_front_lights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craft_room_lights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dooridor_lights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elab_light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hallway_light_1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hallway_light_2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media_lab_light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small_bath_light</text:p>
          </table:table-cell>
          <table:table-cell table:style-name="ce5"/>
          <table:table-cell office:value-type="string" table:style-name="ce5">
            <text:p>", 'ledNum':<text:s/>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, 'itemState': State.UNKNOWN},</text:p>
          </table:table-cell>
          <table:table-cell table:number-columns-repeated="16377" table:style-name="ce5"/>
        </table:table-row>
        <table:table-row table:number-rows-repeated="1048558" table:style-name="ro1">
          <table:table-cell table:number-columns-repeated="16384"/>
        </table:table-row>
      </table:table>
      <table:database-ranges>
        <table:database-range table:target-range-address="sortedByLED.A1:sortedByLED.M137">
          <table:sort>
            <table:sort-by table:field-number="5"/>
          </table:sort>
        </table:database-range>
        <table:database-range table:target-range-address="SortedByName.A1:SortedByName.G68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Bad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7-11-08T03:04:38Z</dc:date>
  </office:meta>
</office:document-meta>
</file>